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Note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Bad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Note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number-columns-repeated="2" table:default-cell-style-name="Good"/>
        <table:table-column table:style-name="co1" table:number-columns-repeated="4" table:default-cell-style-name="ce5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TA</text:p>
          </table:table-cell>
          <table:covered-table-cell table:number-columns-repeated="2"/>
          <table:table-cell table:style-name="Good"/>
          <table:table-cell table:style-name="ce4" office:value-type="string" calcext:value-type="string" table:number-columns-spanned="9" table:number-rows-spanned="1">
            <text:p>Saídas(Sinais de controle)</text:p>
          </table:table-cell>
          <table:covered-table-cell table:number-columns-repeated="8" table:style-name="Bad"/>
        </table:table-row>
        <table:table-row table:style-name="ro1">
          <table:table-cell table:style-name="Good" office:value-type="string" calcext:value-type="string">
            <text:p>Ciclo</text:p>
          </table:table-cell>
          <table:table-cell office:value-type="string" calcext:value-type="string" table:number-columns-spanned="2" table:number-rows-spanned="1">
            <text:p>Contador b2, b1, b0</text:p>
          </table:table-cell>
          <table:covered-table-cell/>
          <table:table-cell table:style-name="ce1" office:value-type="string" calcext:value-type="string">
            <text:p>dec</text:p>
          </table:table-cell>
          <table:table-cell table:style-name="Bad" office:value-type="string" calcext:value-type="string">
            <text:p>barra/inc</text:p>
          </table:table-cell>
          <table:table-cell table:style-name="Bad" office:value-type="string" calcext:value-type="string">
            <text:p>barr/PC</text:p>
          </table:table-cell>
          <table:table-cell table:style-name="Bad" office:value-type="string" calcext:value-type="string">
            <text:p>ULA_op</text:p>
          </table:table-cell>
          <table:table-cell table:style-name="Bad" office:value-type="string" calcext:value-type="string">
            <text:p>PC_rw</text:p>
          </table:table-cell>
          <table:table-cell table:style-name="Bad" office:value-type="string" calcext:value-type="string">
            <text:p>AC_rw</text:p>
          </table:table-cell>
          <table:table-cell table:style-name="Bad" office:value-type="string" calcext:value-type="string">
            <text:p>MEM_rw</text:p>
          </table:table-cell>
          <table:table-cell table:style-name="Bad" office:value-type="string" calcext:value-type="string">
            <text:p>REM_rw</text:p>
          </table:table-cell>
          <table:table-cell table:style-name="Bad" office:value-type="string" calcext:value-type="string">
            <text:p>RDM_rw</text:p>
          </table:table-cell>
          <table:table-cell table:style-name="Bad" office:value-type="string" calcext:value-type="string">
            <text:p>RI_rw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BUSCA</text:p>
          </table:table-cell>
          <table:table-cell table:style-name="ce3" office:value-type="string" calcext:value-type="string" table:number-columns-spanned="2" table:number-rows-spanned="1">
            <text:p>“000”</text:p>
          </table:table-cell>
          <table:covered-table-cell table:style-name="ce3"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000"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3" office:value-type="string" calcext:value-type="string" table:number-columns-spanned="2" table:number-rows-spanned="1">
            <text:p>“001"</text:p>
          </table:table-cell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“000"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3" office:value-type="string" calcext:value-type="string" table:number-columns-spanned="2" table:number-rows-spanned="1">
            <text:p>“010"</text:p>
          </table:table-cell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“000"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5">
            <text:p>EXEC</text:p>
          </table:table-cell>
          <table:table-cell table:style-name="ce3" office:value-type="string" calcext:value-type="string" table:number-columns-spanned="2" table:number-rows-spanned="1">
            <text:p>“011"</text:p>
          </table:table-cell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000"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3" office:value-type="float" office:value="100" calcext:value-type="float" table:number-columns-spanned="2" table:number-rows-spanned="1">
            <text:p>100</text:p>
          </table:table-cell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“000"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3" office:value-type="float" office:value="101" calcext:value-type="float" table:number-columns-spanned="2" table:number-rows-spanned="1">
            <text:p>101</text:p>
          </table:table-cell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“000"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3" office:value-type="float" office:value="110" calcext:value-type="float" table:number-columns-spanned="2" table:number-rows-spanned="1">
            <text:p>110</text:p>
          </table:table-cell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“000"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3" office:value-type="float" office:value="111" calcext:value-type="float" table:number-columns-spanned="2" table:number-rows-spanned="1">
            <text:p>111</text:p>
          </table:table-cell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“000"</text:p>
          </table:table-cell>
          <table:table-cell table:number-columns-repeated="6"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Expressão booleana:</text:p>
          </table:table-cell>
          <table:covered-table-cell table:number-columns-repeated="3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barra/inc</text:p>
          </table:table-cell>
          <table:covered-table-cell/>
          <table:table-cell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barr/PC</text:p>
          </table:table-cell>
          <table:covered-table-cell/>
          <table:table-cell office:value-type="string" calcext:value-type="string" table:number-columns-spanned="4" table:number-rows-spanned="1">
            <text:p>nb2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ULA_op</text:p>
          </table:table-cell>
          <table:covered-table-cell/>
          <table:table-cell office:value-type="string" calcext:value-type="string" table:number-columns-spanned="4" table:number-rows-spanned="1">
            <text:p>“000"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PC_rw</text:p>
          </table:table-cell>
          <table:covered-table-cell/>
          <table:table-cell office:value-type="string" calcext:value-type="string" table:number-columns-spanned="4" table:number-rows-spanned="1">
            <text:p>nb2.nb0+b2.b0+b1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AC_rw</text:p>
          </table:table-cell>
          <table:covered-table-cell/>
          <table:table-cell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MEM_rw</text:p>
          </table:table-cell>
          <table:covered-table-cell/>
          <table:table-cell office:value-type="string" calcext:value-type="string" table:number-columns-spanned="4" table:number-rows-spanned="1">
            <text:p>nb2.nb0+b1.b0+b2.b0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REM_rw</text:p>
          </table:table-cell>
          <table:covered-table-cell/>
          <table:table-cell office:value-type="string" calcext:value-type="string" table:number-columns-spanned="4" table:number-rows-spanned="1">
            <text:p>nb2.nb1.b0+b1.nb0+b2.nb0+b2.b1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RDM_rw</text:p>
          </table:table-cell>
          <table:covered-table-cell/>
          <table:table-cell office:value-type="string" calcext:value-type="string" table:number-columns-spanned="4" table:number-rows-spanned="1">
            <text:p>nb2.nb0+b2.b0+b1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RI_rw</text:p>
          </table:table-cell>
          <table:covered-table-cell/>
          <table:table-cell office:value-type="string" calcext:value-type="string" table:number-columns-spanned="4" table:number-rows-spanned="1">
            <text:p>nb1+b0+b2</text:p>
          </table:table-cell>
          <table:covered-table-cell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18:40:49.456781050</meta:creation-date>
    <dc:date>2023-07-19T08:48:40.424869170</dc:date>
    <meta:editing-duration>PT1H37M</meta:editing-duration>
    <meta:editing-cycles>6</meta:editing-cycles>
    <meta:generator>LibreOffice/7.3.7.2$Linux_X86_64 LibreOffice_project/30$Build-2</meta:generator>
    <meta:document-statistic meta:table-count="1" meta:cell-count="123" meta:object-count="0"/>
  </office:meta>
</office:document-meta>
</file>